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55.83mm"/>
    </style:style>
    <style:style style:name="co9" style:family="table-column">
      <style:table-column-properties fo:break-before="auto" style:column-width="72.71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5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044" calcext:value-type="float">
            <text:p>1044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7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7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table:style-name="ce5"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00-00-00</text:date>, <text:time style:data-style-name="N2" text:time-value="21:24:50.633749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0T22:12:09.782812302</dc:date>
    <meta:editing-duration>P2DT11H37M22S</meta:editing-duration>
    <meta:editing-cycles>343</meta:editing-cycles>
    <meta:generator>LibreOffice/6.0.7.3$Linux_X86_64 LibreOffice_project/00m0$Build-3</meta:generator>
    <meta:document-statistic meta:table-count="7" meta:cell-count="1252" meta:object-count="0"/>
  </office:meta>
</office:document-meta>
</file>